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1db1b8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db1b8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f0c1c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27c0bb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1db1b8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1db1b8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1db1b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1db1b8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1db1b8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officeooo:paragraph-rsid="001db1b8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officeooo:paragraph-rsid="0027c0bb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officeooo:rsid="000f1ce4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23d9b0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27c0bb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officeooo:rsid="0023d9b0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officeooo:rsid="0027c0bb" style:text-blinking="false" fo:background-color="transparent"/>
    </style:style>
    <style:style style:name="T13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12159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15bc49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27c0bb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fo:font-size="11pt" fo:font-style="normal" style:text-underline-style="none" style:text-blinking="false" fo:background-color="transparent" style:font-size-asian="11pt" style:font-weight-asian="normal" style:font-weight-complex="normal"/>
    </style:style>
    <style:style style:name="T17" style:family="text">
      <style:text-properties officeooo:rsid="0029a4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o de Análise de Impacto e de Opções de Modificação</text:p>
      <text:p text:style-name="P6"/>
      <text:p text:style-name="P2"><text:span text:style-name="T1">Nome:</text:span><text:span text:style-name="T4"> Yuri Matheus Dias Pereira</text:span></text:p>
      <text:p text:style-name="P7"/>
      <text:p text:style-name="P11"><text:span text:style-name="T1">Escopo: </text:span><text:span text:style-name="Default_20_Paragraph_20_Font"><text:span text:style-name="T13">Para os </text:span></text:span><text:span text:style-name="Default_20_Paragraph_20_Font"><text:span text:style-name="T15">métodos</text:span></text:span><text:span text:style-name="Default_20_Paragraph_20_Font"><text:span text:style-name="T13"> estáticos das classes de serviços Função Hash e String Assento, é necessário alterar a assinatura dos métodos de static para não static, de modo que serão acessados através da instanciação dos objetos da classe, dentro do método de negócio que </text:span></text:span><text:span text:style-name="Default_20_Paragraph_20_Font"><text:span text:style-name="T14">a utiliza</text:span></text:span><text:span text:style-name="Default_20_Paragraph_20_Font"><text:span text:style-name="T13">, em vez de acessá-los pela classe diretamente. </text:span></text:span></text:p>
      <text:p text:style-name="P10"/>
      <text:p text:style-name="P2"><text:span text:style-name="T1">Tipo da Manutenção: </text:span><text:span text:style-name="T4">Corretiva.</text:span></text:p>
      <text:p text:style-name="P7"/>
      <text:p text:style-name="P1"><text:span text:style-name="T1">Criticidade:</text:span><text:span text:style-name="T10"> </text:span><text:span text:style-name="T12">Baixa</text:span><text:span text:style-name="T11">.</text:span></text:p>
      <text:p text:style-name="P8"/>
      <text:p text:style-name="P2"><text:span text:style-name="T1">Tempo Estimado:</text:span><text:span text:style-name="T2"> </text:span><text:span text:style-name="T8">1h</text:span></text:p>
      <text:p text:style-name="P7"/>
      <text:p text:style-name="P2"><text:span text:style-name="T1">Custo estimado:</text:span><text:span text:style-name="T3"> </text:span><text:span text:style-name="T4">Apenas uma </text:span><text:span text:style-name="T5">pessoa.</text:span></text:p>
      <text:p text:style-name="P7"/>
      <text:p text:style-name="P9">Opções de Desenvolvimento:</text:p>
      <text:p text:style-name="P7"/>
      <text:p text:style-name="P9">Opção 1:</text:p>
      <text:p text:style-name="P3"><text:span text:style-name="T1">Descrição: </text:span><text:span text:style-name="T9">Será alterada diretamente a especificação do método, incluindo a sua descrição no diagrama para evitar problemas de concorrência, alterando o fato de serem acessados pela classe diretamente.</text:span></text:p>
      <text:p text:style-name="P4"><text:span text:style-name="T1">Arquivos modificados:</text:span><text:span text:style-name="T3"> </text:span><text:span text:style-name="Default_20_Paragraph_20_Font"><text:span text:style-name="T16">Documentos de Arquitetura e EOR no GitHub; métodos converterStringParaAssento, converterAssentoParaString, converterArrayStringParaArrayAssento da classe StringAssento; método gerarHash da classe FuncaoHash.</text:span></text:span></text:p>
      <text:p text:style-name="P2"><text:span text:style-name="T1">Impacto da opção: </text:span><text:span text:style-name="T9">Baixo</text:span><text:span text:style-name="T8">, pois</text:span><text:span text:style-name="T9"> apenas o acesso aos métodos será alterado.</text:span></text:p>
      <text:p text:style-name="P2"><text:span text:style-name="T1">Aceitação: </text:span><text:span text:style-name="T7">Aceita</text:span></text:p>
      <text:p text:style-name="P7"/>
      <text:p text:style-name="P2"><text:span text:style-name="T1">Recomendação do responsável:</text:span><text:span text:style-name="T3"> </text:span><text:span text:style-name="T7">A recomendação é para aceitar a modificação e a </text:span><text:span text:style-name="T7">implementar, </text:span><text:span text:style-name="T6">n</text:span><text:span text:style-name="T7">a Opção 1.</text:span></text:p>
      <text:p text:style-name="P7"/>
      <text:p text:style-name="P2"><text:span text:style-name="T1">Situação: </text:span><text:span text:style-name="T4">Aprovada</text:span></text:p>
      <text:p text:style-name="P7"/>
      <text:p text:style-name="P2"><text:span text:style-name="T1">Ata de Reunião:</text:span><text:span text:style-name="T3"> </text:span><text:span text:style-name="T4">Como a criticidade desta mudança é </text:span><text:span text:style-name="T9">baixa</text:span><text:span text:style-name="T4">, não foi necessária uma Reunião para sua aprovação, sendo feita pelo Responsável pela Manuten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57:33.45</meta:creation-date>
    <dc:date>2015-05-28T02:17:54.65</dc:date>
    <meta:editing-duration>PT1M25S</meta:editing-duration>
    <meta:editing-cycles>8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6" meta:word-count="192" meta:character-count="1341" meta:non-whitespace-character-count="1164"/>
  </office:meta>
</office:document-meta>
</file>